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6a5" officeooo:paragraph-rsid="001a46a5"/>
    </style:style>
    <style:style style:name="P2" style:family="paragraph" style:parent-style-name="Standard">
      <style:text-properties officeooo:rsid="001a46a5" officeooo:paragraph-rsid="001af629"/>
    </style:style>
    <style:style style:name="P3" style:family="paragraph" style:parent-style-name="Standard">
      <style:text-properties officeooo:rsid="001b9c44" officeooo:paragraph-rsid="001b9c44"/>
    </style:style>
    <style:style style:name="P4" style:family="paragraph" style:parent-style-name="Standard">
      <style:text-properties officeooo:paragraph-rsid="001b9c44"/>
    </style:style>
    <style:style style:name="P5" style:family="paragraph" style:parent-style-name="Standard">
      <style:text-properties officeooo:rsid="001ebb7b" officeooo:paragraph-rsid="001ebb7b"/>
    </style:style>
    <style:style style:name="P6" style:family="paragraph" style:parent-style-name="Standard">
      <style:text-properties officeooo:rsid="00201b56" officeooo:paragraph-rsid="00201b56"/>
    </style:style>
    <style:style style:name="P7" style:family="paragraph" style:parent-style-name="Standard" style:list-style-name="L1">
      <style:text-properties officeooo:paragraph-rsid="001d4e98"/>
    </style:style>
    <style:style style:name="P8" style:family="paragraph" style:parent-style-name="Standard" style:list-style-name="L1">
      <style:text-properties officeooo:rsid="001b9c44" officeooo:paragraph-rsid="001b9c44"/>
    </style:style>
    <style:style style:name="P9" style:family="paragraph" style:parent-style-name="Standard">
      <style:text-properties officeooo:rsid="001a46a5" officeooo:paragraph-rsid="001a46a5"/>
    </style:style>
    <style:style style:name="P10" style:family="paragraph" style:parent-style-name="Standard">
      <style:text-properties officeooo:rsid="0021b4ed" officeooo:paragraph-rsid="0021b4ed"/>
    </style:style>
    <style:style style:name="P11" style:family="paragraph" style:parent-style-name="Standard">
      <style:text-properties officeooo:rsid="00234b29" officeooo:paragraph-rsid="00234b29"/>
    </style:style>
    <style:style style:name="T1" style:family="text">
      <style:text-properties officeooo:rsid="001af629"/>
    </style:style>
    <style:style style:name="T2" style:family="text">
      <style:text-properties officeooo:rsid="001d4e98"/>
    </style:style>
    <style:style style:name="T3" style:family="text">
      <style:text-properties officeooo:rsid="00207e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alist Diary</text:p>
      <text:p text:style-name="P1"/>
      <text:p text:style-name="P1"/>
      <text:p text:style-name="P1">Local avoidance techniques – Flocking, Social forces, RVO</text:p>
      <text:p text:style-name="P1"/>
      <text:p text:style-name="P5">1/3/15</text:p>
      <text:p text:style-name="P5">Initial research</text:p>
      <text:p text:style-name="P5">RVO – <text:span text:style-name="T3">icra2008.pdf , p177-guy(1).pdf , RVO_unity.pdf</text:span></text:p>
      <text:p text:style-name="P5">Flocking</text:p>
      <text:p text:style-name="P5">Social Forces</text:p>
      <text:p text:style-name="P1"/>
      <text:p text:style-name="P1">14/3/15</text:p>
      <text:p text:style-name="P2">started looking into design patterns - <text:a xlink:type="simple" xlink:href="http://www.oodesign.com/"><text:span text:style-name="T1">http://www.oodesign.com/</text:span></text:a><text:span text:style-name="T1"> </text:span></text:p>
      <text:p text:style-name="P6">Started implementing frame work</text:p>
      <text:p text:style-name="P2"/>
      <text:p text:style-name="P3">16/3/15</text:p>
      <text:p text:style-name="P3">more research</text:p>
      <text:list xml:id="list6935748906881235025" text:style-name="L1">
        <text:list-item>
          <text:p text:style-name="P8">crowdSim_psychologocalModel</text:p>
        </text:list-item>
        <text:list-item>
          <text:p text:style-name="P8">PLEdestrian</text:p>
        </text:list-item>
        <text:list-item>
          <text:p text:style-name="P8">Crowd Simulation Incorporating Agent Psychological Models, Roles and Communication</text:p>
        </text:list-item>
        <text:list-item>
          <text:p text:style-name="P8">General Adaption Syndrome Theory</text:p>
        </text:list-item>
        <text:list-item>
          <text:p text:style-name="P8">Spatial indexing agent based crowd sim</text:p>
        </text:list-item>
        <text:list-item>
          <text:p text:style-name="P7"><text:span text:style-name="T2">Social Flocks: </text:span>A Crowd Simulation Framework for Social Network Generation, Community Detection, and Collective Behavior Modeling</text:p>
        </text:list-item>
        <text:list-item>
          <text:p text:style-name="P8">//individual agent control in dense crowd sim</text:p>
        </text:list-item>
      </text:list>
      <text:p text:style-name="P4"/>
      <text:p text:style-name="P10">17/3/15</text:p>
      <text:p text:style-name="P10">research into spatial hashing - <text:a xlink:type="simple" xlink:href="http://www.gamedev.net/page/resources/_/technical/game-programming/spatial-hashing-r2697">http://www.gamedev.net/page/resources/_/technical/game-programming/spatial-hashing-r2697</text:a> </text:p>
      <text:p text:style-name="P10"/>
      <text:p text:style-name="P11">18/3/15</text:p>
      <text:p text:style-name="P11">Started implementing Spatial Has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09:13:26.716008360</meta:creation-date>
    <dc:date>2015-03-19T04:57:15.771866889</dc:date>
    <meta:editing-duration>P1DT1H47M40S</meta:editing-duration>
    <meta:editing-cycles>8</meta:editing-cycles>
    <meta:generator>LibreOffice/4.2.7.2$Linux_x86 LibreOffice_project/420m0$Build-2</meta:generator>
    <meta:document-statistic meta:table-count="0" meta:image-count="0" meta:object-count="0" meta:page-count="1" meta:paragraph-count="23" meta:word-count="99" meta:character-count="831" meta:non-whitespace-character-count="758"/>
  </office:meta>
</office:document-meta>
</file>